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fo:language="uk" fo:country="UA" style:text-underline-style="none" officeooo:paragraph-rsid="006ebd77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83c54" style:font-name-asian="Symbol1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644b2" style:font-size-asian="12pt" style:font-size-complex="12pt"/>
    </style:style>
    <style:style style:name="P4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783c54" style:font-size-asian="12pt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085cc" style:font-name-asian="Symbol1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6ebd77" style:font-name-asian="Symbol1" style:font-size-asian="12pt" style:font-name-complex="Times New Roman" style:font-size-complex="12pt" style:language-complex="ar" style:country-complex="SA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officeooo:paragraph-rsid="006ebd77" style:font-name-asian="Symbol1" style:font-size-asian="12pt" style:font-name-complex="Times New Roman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ebd77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644b2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83c54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783c54" style:font-name-asian="Symbol1" style:font-size-asian="12pt" style:font-name-complex="Times New Roman1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2176e" officeooo:paragraph-rsid="007644b2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2176e" officeooo:paragraph-rsid="00783c54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7085cc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783c54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d2bcb" officeooo:paragraph-rsid="006ebd77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6ff8" officeooo:paragraph-rsid="006ebd77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ebd77" style:font-size-asian="12pt" style:font-size-complex="12pt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644b2" style:font-size-asian="12pt" style:font-size-complex="12pt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7644b2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7644b2" style:font-size-asian="12pt" style:font-size-complex="12pt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783c54" style:font-size-asian="12pt" style:font-size-complex="12pt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783c54" style:font-size-asian="12pt" style:font-size-complex="12pt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7644b2" style:font-size-asian="12pt" style:font-name-complex="Times New Roman1" style:font-size-complex="12pt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6ebd77" style:font-size-asian="12pt" style:font-size-complex="12pt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fo:language="uk" fo:country="UA" officeooo:rsid="0026e28c" officeooo:paragraph-rsid="007644b2" style:font-size-asian="12pt" style:font-size-complex="12pt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6ebd77" style:font-size-asian="12pt" style:font-size-complex="12pt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7085cc" style:font-size-asian="12pt" style:font-size-complex="12pt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officeooo:rsid="0015a3a6" officeooo:paragraph-rsid="00783c54" style:font-size-asian="12pt" style:font-size-complex="12pt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d2bcb" officeooo:paragraph-rsid="006ebd7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Times New Roman" fo:font-size="12pt" fo:language="uk" fo:country="UA" style:text-underline-style="none" officeooo:paragraph-rsid="006ebd77" style:font-size-asian="12pt" style:font-name-complex="Times New Roman" style:font-size-complex="12pt" style:language-complex="ar" style:country-complex="SA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ebd77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ebd77" style:font-name-asian="Symbol1" style:font-size-asian="12pt" style:font-name-complex="Times New Roman1" style:font-size-complex="12pt" style:language-complex="ar" style:country-complex="SA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7085cc" style:font-name-asian="Symbol1" style:font-size-asian="12pt" style:font-name-complex="Times New Roman1" style:font-size-complex="12pt" style:language-complex="ar" style:country-complex="SA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7085cc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7644b2" style:font-name-asian="Symbol1" style:font-size-asian="12pt" style:font-name-complex="Times New Roman1" style:font-size-complex="12pt" style:language-complex="ar" style:country-complex="SA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7644b2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7085cc" style:font-size-asian="12pt" style:font-size-complex="12pt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085cc" style:font-size-asian="12pt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085cc" style:font-size-asian="12pt" style:font-name-complex="Times New Roman1" style:font-size-complex="12pt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21e03" officeooo:paragraph-rsid="007085cc" style:font-name-asian="Symbol1" style:font-size-asian="12pt" style:font-name-complex="Times New Roman1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7085cc" style:font-size-asian="12pt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fo:language="uk" fo:country="UA" officeooo:rsid="0026e28c" officeooo:paragraph-rsid="007644b2" style:font-size-asian="12pt" style:font-size-complex="12pt"/>
    </style:style>
    <style:style style:name="T1" style:family="text">
      <style:text-properties style:use-window-font-color="tru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0% 100%" style:font-name="Times New Roman" fo:language="uk" fo:country="UA" officeooo:rsid="006ebd77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0% 100%" style:font-name="Times New Roman" fo:language="uk" fo:country="UA" style:text-underline-style="none" officeooo:rsid="0015a3a6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0% 100%" style:font-name="Times New Roman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5" style:family="text">
      <style:text-properties style:use-window-font-color="true" style:text-position="0% 100%" style:font-name="Times New Roman" fo:letter-spacing="0.0437in" fo:language="uk" fo:country="UA" style:text-underline-style="none" officeooo:rsid="0015a3a6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style:font-name="Times New Roman" fo:font-style="italic" style:text-underline-style="none" officeooo:rsid="0072ad5d" style:font-name-asian="Symbol1" style:font-style-asian="italic" style:font-name-complex="Times New Roman" style:language-complex="ar" style:country-complex="SA" style:font-style-complex="normal"/>
    </style:style>
    <style:style style:name="T7" style:family="text">
      <style:text-properties style:use-window-font-color="true" style:text-position="0% 100%" style:font-name="Times New Roman" fo:font-style="italic" style:text-underline-style="none" officeooo:rsid="0015a3a6" style:font-name-asian="Symbol1" style:font-style-asian="italic" style:font-name-complex="Times New Roman" style:language-complex="ar" style:country-complex="SA" style:font-style-complex="normal"/>
    </style:style>
    <style:style style:name="T8" style:family="text">
      <style:text-properties style:use-window-font-color="true" style:text-position="0% 100%" style:font-name="Times New Roman" fo:font-style="normal" style:text-underline-style="none" officeooo:rsid="0073f3e7" style:font-name-asian="Symbol1" style:font-style-asian="normal" style:font-name-complex="Times New Roman" style:language-complex="ar" style:country-complex="SA" style:font-style-complex="normal"/>
    </style:style>
    <style:style style:name="T9" style:family="text">
      <style:text-properties style:use-window-font-color="true" style:text-position="0% 100%" style:font-name="Times New Roman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10" style:family="text">
      <style:text-properties style:use-window-font-color="true" style:text-position="0% 100%" style:font-name="Times New Roman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11" style:family="text">
      <style:text-properties style:use-window-font-color="true" style:text-position="0% 100%" style:font-name="Times New Roman" fo:font-style="normal" style:text-underline-style="none" officeooo:rsid="0022176e" style:font-name-asian="Symbol1" style:font-style-asian="normal" style:font-name-complex="Times New Roman1" style:language-complex="ar" style:country-complex="SA" style:font-style-complex="normal"/>
    </style:style>
    <style:style style:name="T12" style:family="text">
      <style:text-properties style:use-window-font-color="true" style:text-position="0% 100%" style:font-name="Times New Roman" fo:font-style="normal" style:text-underline-style="none" officeooo:rsid="006ebd77" style:font-name-asian="Symbol1" style:font-style-asian="normal" style:font-name-complex="Times New Roman1" style:language-complex="ar" style:country-complex="SA" style:font-style-complex="normal"/>
    </style:style>
    <style:style style:name="T13" style:family="text">
      <style:text-properties style:use-window-font-color="true" style:text-position="0% 100%" style:font-name="Times New Roman" fo:font-style="normal" style:text-underline-style="none" officeooo:rsid="00746911" style:font-name-asian="Calibri" style:font-style-asian="normal" style:font-name-complex="Times New Roman1" style:language-complex="ar" style:country-complex="SA" style:font-style-complex="normal"/>
    </style:style>
    <style:style style:name="T1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officeooo:rsid="00682912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officeooo:rsid="006ebd77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23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officeooo:rsid="00659a53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officeooo:rsid="00121cd3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officeooo:rsid="00122fd3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officeooo:rsid="00723806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1c33b4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officeooo:rsid="002931d8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officeooo:rsid="0029f82a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officeooo:rsid="00296ff8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fo:language="uk" fo:country="UA" officeooo:rsid="006ebd77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anguage="uk" fo:country="UA" officeooo:rsid="007085cc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fo:language="uk" fo:country="UA" officeooo:rsid="001d2bcb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fo:language="uk" fo:country="UA" officeooo:rsid="003452c6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fo:language="uk" fo:country="UA" officeooo:rsid="00296ff8" style:font-name-asian="Symbol1" style:font-name-complex="Times New Roman1" style:language-complex="ar" style:country-complex="SA"/>
    </style:style>
    <style:style style:name="T37" style:family="text">
      <style:text-properties style:use-window-font-color="true" style:text-position="0% 100%" fo:language="uk" fo:country="UA" officeooo:rsid="007085cc" style:font-name-asian="Symbol1" style:font-name-complex="Times New Roman1" style:language-complex="ar" style:country-complex="SA"/>
    </style:style>
    <style:style style:name="T38" style:family="text">
      <style:text-properties style:use-window-font-color="true" style:text-position="0% 100%" fo:letter-spacing="-0.0063in" officeooo:rsid="0015a3a6" style:font-name-asian="Symbol1"/>
    </style:style>
    <style:style style:name="T39" style:family="text">
      <style:text-properties style:use-window-font-color="true" style:text-position="0% 100%" fo:letter-spacing="-0.0063in" officeooo:rsid="000d878e" style:font-name-asian="Symbol1"/>
    </style:style>
    <style:style style:name="T40" style:family="text">
      <style:text-properties style:use-window-font-color="true" style:text-position="0% 100%" fo:letter-spacing="-0.0063in" officeooo:rsid="006ebd77" style:font-name-asian="Symbol1"/>
    </style:style>
    <style:style style:name="T41" style:family="text">
      <style:text-properties style:use-window-font-color="true" style:text-position="0% 100%" fo:language="en" fo:country="US" officeooo:rsid="00296ff8" style:font-name-asian="Symbol1" style:font-name-complex="Times New Roman1" style:language-complex="ar" style:country-complex="SA"/>
    </style:style>
    <style:style style:name="T42" style:family="text">
      <style:text-properties style:use-window-font-color="true" style:text-position="sub 58%" fo:language="uk" fo:country="UA" officeooo:rsid="00296ff8" style:font-name-asian="Symbol1" style:font-name-complex="Times New Roman1" style:language-complex="ar" style:country-complex="SA"/>
    </style:style>
    <style:style style:name="T43" style:family="text">
      <style:text-properties style:use-window-font-color="true" style:text-position="sub 58%" fo:language="uk" fo:country="UA" officeooo:rsid="0076271f" style:font-name-asian="Symbol1" style:font-name-complex="Times New Roman1" style:language-complex="ar" style:country-complex="SA"/>
    </style:style>
    <style:style style:name="T44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sub 58%" officeooo:rsid="006ecc8d" style:font-name-asian="Symbol1" style:font-name-complex="Times New Roman" style:language-complex="ar" style:country-complex="SA"/>
    </style:style>
    <style:style style:name="T46" style:family="text">
      <style:text-properties style:use-window-font-color="true" style:text-position="sub 58%" style:font-name="Times New Roman" fo:language="uk" fo:country="UA" style:text-underline-style="none" officeooo:rsid="0015a3a6" style:font-name-asian="Symbol1" style:font-name-complex="Times New Roman" style:language-complex="ar" style:country-complex="SA"/>
    </style:style>
    <style:style style:name="T47" style:family="text">
      <style:text-properties style:use-window-font-color="true" style:text-position="sub 58%" style:font-name="Times New Roman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48" style:family="text">
      <style:text-properties style:use-window-font-color="true" style:text-position="sub 58%" style:font-name="Times New Roman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49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super 58%" fo:language="uk" fo:country="UA" officeooo:rsid="00296ff8" style:font-name-asian="Symbol1" style:font-name-complex="Times New Roman" style:language-complex="ar" style:country-complex="SA"/>
    </style:style>
    <style:style style:name="T51" style:family="text">
      <style:text-properties style:use-window-font-color="true" style:text-position="super 58%" fo:language="uk" fo:country="UA" officeooo:rsid="001d2bcb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super 58%" fo:language="uk" fo:country="UA" officeooo:rsid="0020cad1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super 58%" fo:language="uk" fo:country="UA" officeooo:rsid="002ccde7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super 58%" style:font-name="Times New Roman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55" style:family="text">
      <style:text-properties style:use-window-font-color="true" style:text-position="-13% 100%" style:font-name="Times New Roman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56" style:family="text">
      <style:text-properties style:use-window-font-color="true" style:text-position="-13% 100%" style:font-name="Times New Roman" fo:language="uk" fo:country="UA" style:text-underline-style="none" officeooo:rsid="0015a3a6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-13% 100%" style:font-name="Times New Roman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style:text-position="-13% 100%" style:font-name="Times New Roman" fo:font-style="italic" style:text-underline-style="none" officeooo:rsid="0015a3a6" style:font-name-asian="Symbol1" style:font-style-asian="italic" style:font-name-complex="Times New Roman" style:language-complex="ar" style:country-complex="SA" style:font-style-complex="normal"/>
    </style:style>
    <style:style style:name="T59" style:family="text">
      <style:text-properties style:use-window-font-color="true" style:text-line-through-style="none" style:text-line-through-type="none" style:text-position="0% 100%" fo:language="uk" fo:country="UA" officeooo:rsid="0015a3a6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line-through-style="none" style:text-line-through-type="none" style:text-position="0% 100%" fo:language="uk" fo:country="UA" officeooo:rsid="006ebd77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line-through-style="none" style:text-line-through-type="none" style:text-position="0% 100%" fo:language="uk" fo:country="UA" officeooo:rsid="0016e545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line-through-style="none" style:text-line-through-type="none" style:text-position="0% 100%" fo:language="uk" fo:country="UA" officeooo:rsid="001d2bcb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line-through-style="none" style:text-line-through-type="none" style:text-position="0% 100%" fo:language="uk" fo:country="UA" officeooo:rsid="007085cc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line-through-style="none" style:text-line-through-type="none" style:text-position="0% 100%" fo:language="uk" fo:country="UA" officeooo:rsid="0072884b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line-through-style="none" style:text-line-through-type="none" style:text-position="0% 100%" fo:language="uk" fo:country="UA" officeooo:rsid="0076271f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line-through-style="none" style:text-line-through-type="none" style:text-position="0% 100%" fo:language="uk" fo:country="UA" officeooo:rsid="007644b2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1" style:language-complex="ar" style:country-complex="SA"/>
    </style:style>
    <style:style style:name="T69" style:family="text">
      <style:text-properties style:use-window-font-color="true" style:text-line-through-style="none" style:text-line-through-type="non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line-through-style="none" style:text-line-through-type="none" style:text-position="0% 100%" style:font-name="Times New Roman" fo:language="uk" fo:country="UA" officeooo:rsid="007085cc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line-through-style="none" style:text-line-through-type="none" style:text-position="0% 100%" style:font-name="Times New Roman" fo:language="uk" fo:country="UA" officeooo:rsid="00723806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line-through-style="none" style:text-line-through-type="none" style:text-position="0% 100%" style:font-name="Times New Roman" fo:language="uk" fo:country="UA" officeooo:rsid="007644b2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line-through-style="none" style:text-line-through-type="none" style:text-position="0% 100%" style:font-name="Times New Roman" fo:language="uk" fo:country="UA" officeooo:rsid="007b18dd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line-through-style="none" style:text-line-through-type="none" style:text-position="0% 100%" fo:language="en" fo:country="US" officeooo:rsid="00296ff8" style:font-name-asian="Symbol1" style:font-name-complex="Times New Roman1" style:language-complex="ar" style:country-complex="SA"/>
    </style:style>
    <style:style style:name="T75" style:family="text">
      <style:text-properties style:use-window-font-color="true" style:text-line-through-style="none" style:text-line-through-type="none" style:text-position="super 58%" fo:language="uk" fo:country="UA" officeooo:rsid="001d2bcb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line-through-style="none" style:text-line-through-type="none" style:text-position="super 58%" fo:language="uk" fo:country="UA" officeooo:rsid="00296ff8" style:font-name-asian="Symbol1" style:font-name-complex="Times New Roman1" style:language-complex="ar" style:country-complex="SA"/>
    </style:style>
    <style:style style:name="T77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520e1e" style:font-name-complex="Times New Roman1" style:language-complex="ar" style:country-complex="SA"/>
    </style:style>
    <style:style style:name="T78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121e03" style:font-name-complex="Times New Roman1" style:language-complex="ar" style:country-complex="SA"/>
    </style:style>
    <style:style style:name="T79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502aa8" style:font-name-complex="Times New Roman1" style:language-complex="ar" style:country-complex="SA"/>
    </style:style>
    <style:style style:name="T80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493da9" style:font-name-complex="Times New Roman1" style:language-complex="ar" style:country-complex="SA"/>
    </style:style>
    <style:style style:name="T81" style:family="text">
      <style:text-properties fo:font-variant="normal" fo:text-transform="none" fo:color="#000000" style:text-line-through-style="none" style:text-line-through-type="none" style:text-position="sub 58%" fo:letter-spacing="normal" fo:language="uk" fo:country="UA" fo:font-style="normal" style:text-underline-style="none" fo:font-weight="normal" officeooo:rsid="00502aa8" style:font-name-complex="Times New Roman1" style:language-complex="ar" style:country-complex="SA"/>
    </style:style>
    <style:style style:name="T82" style:family="text">
      <style:text-properties fo:font-variant="normal" fo:text-transform="none" fo:color="#000000" style:text-line-through-style="none" style:text-line-through-type="none" style:text-position="super 58%" fo:letter-spacing="normal" fo:language="uk" fo:country="UA" fo:font-style="normal" style:text-underline-style="none" fo:font-weight="normal" officeooo:rsid="00502aa8" style:font-name-complex="Times New Roman1" style:language-complex="ar" style:country-complex="SA"/>
    </style:style>
    <style:style style:name="T83" style:family="text">
      <style:text-properties fo:font-variant="normal" fo:text-transform="none" fo:color="#000000" style:text-line-through-style="none" style:text-line-through-type="none" style:text-position="super 58%" fo:letter-spacing="normal" fo:language="uk" fo:country="UA" fo:font-style="normal" style:text-underline-style="none" fo:font-weight="normal" officeooo:rsid="00493da9" style:font-name-complex="Times New Roman1" style:language-complex="ar" style:country-complex="SA"/>
    </style:style>
    <style:style style:name="T84" style:family="text">
      <style:text-properties style:font-name="Times New Roman" fo:language="uk" fo:country="UA" officeooo:rsid="006ebd77" style:font-name-complex="Times New Roman1"/>
    </style:style>
    <style:style style:name="T85" style:family="text">
      <style:text-properties style:font-name="Times New Roman" fo:language="uk" fo:country="UA" officeooo:rsid="00239ad5" style:font-name-complex="Times New Roman1"/>
    </style:style>
    <style:style style:name="T86" style:family="text">
      <style:text-properties style:font-name="Times New Roman" fo:language="uk" fo:country="UA" officeooo:rsid="00589ce6" style:font-name-complex="Times New Roman1"/>
    </style:style>
    <style:style style:name="T87" style:family="text">
      <style:text-properties style:font-name="Times New Roman" fo:language="uk" fo:country="UA" officeooo:rsid="006ecc8d" style:font-name-complex="Times New Roman1"/>
    </style:style>
    <style:style style:name="T88" style:family="text">
      <style:text-properties officeooo:rsid="002086bd" style:font-name-complex="Times New Roman1"/>
    </style:style>
    <style:style style:name="T89" style:family="text">
      <style:text-properties officeooo:rsid="0022176e" style:font-name-complex="Times New Roman1"/>
    </style:style>
    <style:style style:name="T90" style:family="text">
      <style:text-properties officeooo:rsid="006ebd77" style:font-name-complex="Times New Roman1"/>
    </style:style>
    <style:style style:name="T91" style:family="text">
      <style:text-properties officeooo:rsid="006ebd77"/>
    </style:style>
    <style:style style:name="T92" style:family="text">
      <style:text-properties officeooo:rsid="007085cc"/>
    </style:style>
    <style:style style:name="T93" style:family="text">
      <style:text-properties officeooo:rsid="007644b2"/>
    </style:style>
    <style:style style:name="T94" style:family="text">
      <style:text-properties officeooo:rsid="00783c54"/>
    </style:style>
    <style:style style:name="T95" style:family="text">
      <style:text-properties officeooo:rsid="00101f38"/>
    </style:style>
    <style:style style:name="T96" style:family="text">
      <style:text-properties officeooo:rsid="00659a53"/>
    </style:style>
    <style:style style:name="T97" style:family="text">
      <style:text-properties style:text-position="super 58%"/>
    </style:style>
    <style:style style:name="T98" style:family="text">
      <style:text-properties style:text-position="super 58%" officeooo:rsid="00659a53"/>
    </style:style>
    <style:style style:name="T99" style:family="text">
      <style:text-properties style:text-position="super 58%" officeooo:rsid="006ebd77"/>
    </style:style>
    <style:style style:name="T100" style:family="text">
      <style:text-properties style:text-position="super 58%" officeooo:rsid="006ecc8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Варіант №<text:span text:style-name="T94">22</text:span><text:span text:style-name="T93">.</text:span></text:p>
      <text:p text:style-name="P1"/>
      <text:list xml:id="list180373018" text:style-name="L1">
        <text:list-item>
          <text:p text:style-name="P2">Визначити, скільки різних натуральних дільників має число <text:span text:style-name="T95">q =</text:span> <text:span text:style-name="T96">3</text:span><text:span text:style-name="T97">1</text:span><text:span text:style-name="T98">5</text:span><text:span text:style-name="T99">1</text:span> ⋅ <text:span text:style-name="T96">5</text:span><text:span text:style-name="T98">3</text:span><text:span text:style-name="T100">2</text:span><text:span text:style-name="T99">2</text:span> ⋅ <text:span text:style-name="T91">11</text:span><text:span text:style-name="T98">42</text:span>.</text:p>
          <text:p text:style-name="P5"/>
        </text:list-item>
        <text:list-item>
          <text:p text:style-name="P5">Скільки існує n-значних десяткових чисел,</text:p>
          <text:p text:style-name="P21"><text:span text:style-name="T59"><text:s text:c="11"/>(а) у запису яких обов'язково є цифра </text:span><text:span text:style-name="T60">4</text:span><text:span text:style-name="T59">?</text:span></text:p>
          <text:p text:style-name="P5"><text:s text:c="11"/>(б) у запису яких немає цифри <text:span text:style-name="T91">3</text:span>;</text:p>
          <text:p text:style-name="P5"><text:s text:c="11"/>(в) усі цифри яких непарні;</text:p>
          <text:p text:style-name="P5"><text:s text:c="11"/>(г) у запису яких є принаймні одна непарна цифра;</text:p>
          <text:p text:style-name="P5"><text:s text:c="11"/>(д) у яких сусідні цифри різні;</text:p>
          <text:p text:style-name="P5"><text:s text:c="11"/>(е) які починаються із двох однакових цифр;</text:p>
          <text:p text:style-name="P21"><text:span text:style-name="T59"><text:s text:c="11"/>(</text:span><text:span text:style-name="T61">є) </text:span><text:span text:style-name="T59">усі цифри яких </text:span><text:span text:style-name="T61">різні.</text:span></text:p>
          <text:p text:style-name="P7"/>
        </text:list-item>
        <text:list-item>
          <text:p text:style-name="P28"><text:span text:style-name="T1">Скiльки рiзних браслетiв можна скласти з </text:span><text:span text:style-name="T2">7</text:span><text:span text:style-name="T1"> однакових смарагдiв, </text:span><text:span text:style-name="T2">4</text:span><text:span text:style-name="T1"> однакових рубiнiв i </text:span><text:span text:style-name="T2">9</text:span><text:span text:style-name="T1"> однакових сапфирiв. До браслету входять всi </text:span><text:span text:style-name="T2">20</text:span><text:span text:style-name="T1"> каменiв.</text:span></text:p>
          <text:p text:style-name="P10"/>
        </text:list-item>
        <text:list-item>
          <text:p text:style-name="P21"><text:span text:style-name="T23">Нехай множина A містить </text:span><text:span text:style-name="T32">f</text:span><text:span text:style-name="T23"> елементів, а множина B – </text:span><text:span text:style-name="T32">g</text:span><text:span text:style-name="T23"> елементів. Визначити кількість: </text:span></text:p>
          <text:p text:style-name="P21"><text:span text:style-name="T23"><text:s text:c="12"/></text:span><text:span text:style-name="T25">(</text:span><text:span text:style-name="T23">а) відповідностей </text:span><text:span text:style-name="T25">(тобто довільних підмножин декартового добутку A × B)</text:span><text:span text:style-name="T23">; </text:span></text:p>
          <text:p text:style-name="P21"><text:span text:style-name="T23"><text:s text:c="7"/>(б) усюди визначених відповідностей </text:span><text:span text:style-name="T25">(у них повний образ C(a) довільного елемента a∈A непорожній)</text:span><text:span text:style-name="T23">; </text:span></text:p>
          <text:p text:style-name="P10"><text:s text:c="12"/>(в) функціональних відповідностей між множинами A та B.</text:p>
          <text:p text:style-name="P10"/>
        </text:list-item>
        <text:list-item>
          <text:p text:style-name="P21"><text:span text:style-name="T23">Нехай множина M містить </text:span><text:span text:style-name="T32">r</text:span><text:span text:style-name="T23"> елементів. Визначити кількість:</text:span></text:p>
          <text:p text:style-name="P21"><text:span text:style-name="T23"><text:s text:c="12"/>(а) відношень </text:span><text:span text:style-name="T26">(</text:span><text:span text:style-name="T25">тобто довільних підмножин декартового добутку </text:span><text:span text:style-name="T26">M</text:span><text:span text:style-name="T25"> × </text:span><text:span text:style-name="T26">M)</text:span><text:span text:style-name="T23">;</text:span></text:p>
          <text:p text:style-name="P22"><text:span text:style-name="T23"><text:s text:c="11"/></text:span><text:span text:style-name="T59"><text:s/>(</text:span><text:span text:style-name="T67">б</text:span><text:span text:style-name="T59">) симетричних відношень на множині M.</text:span></text:p>
          <text:p text:style-name="P16"/>
        </text:list-item>
        <text:list-item>
          <text:p text:style-name="P30"><text:span text:style-name="T23">У групі </text:span><text:span text:style-name="T32">30</text:span><text:span text:style-name="T23"> студентів. Із них 16 відвідують семінар А , 12 – семінар Б , а 7 студентів не відвідують жодного семінару.</text:span></text:p>
          <text:p text:style-name="P5"><text:s text:c="11"/>(а) Скільки студентів відвідують лише семінар А?</text:p>
          <text:p text:style-name="P5"><text:s text:c="11"/>(б) Скільки студентів відвідують семінари А та Б?</text:p>
          <text:p text:style-name="P5"/>
        </text:list-item>
        <text:list-item>
          <text:p text:style-name="P30"><text:span text:style-name="T23">Обстеження читацьких смаків студентів показало, що 6</text:span><text:span text:style-name="T33">0</text:span><text:span text:style-name="T23"> % студентів читають журнал А , </text:span><text:span text:style-name="T24">50</text:span><text:span text:style-name="T23"> % – журнал Б , </text:span><text:span text:style-name="T24">4</text:span><text:span text:style-name="T23">5 % – журнал В , 3</text:span><text:span text:style-name="T27">5</text:span><text:span text:style-name="T23"> % – журнали А та Б , </text:span><text:span text:style-name="T33">20</text:span><text:span text:style-name="T23"> % – журнали Б і В , 40 % – журнали А та В , 10 % – журнали А , Б і В . Скільки відсотків студентів:</text:span></text:p>
          <text:p text:style-name="P5"><text:s text:c="11"/>(а) читають принаймні один журнал;</text:p>
          <text:p text:style-name="P5"><text:s text:c="11"/>(б) не читають жодного з журналів;</text:p>
          <text:p text:style-name="P5"><text:s text:c="11"/>(в) читають точно два журнали;</text:p>
          <text:p text:style-name="P5"><text:s text:c="11"/>(г) читають не менше двох журналів?</text:p>
          <text:p text:style-name="P5"/>
        </text:list-item>
        <text:list-item>
          <text:p text:style-name="P30"><text:span text:style-name="T23">Знайти кількість простих чисел, що не перевищують 1</text:span><text:span text:style-name="T33">6</text:span><text:span text:style-name="T23">0.</text:span></text:p>
          <text:p text:style-name="P5"/>
        </text:list-item>
        <text:list-item>
          <text:p text:style-name="P28"><text:span text:style-name="T69">Скількома способами можна розмістити на шахівниці розміром m×n </text:span><text:span text:style-name="T72">п’</text:span><text:span text:style-name="T73">я</text:span><text:span text:style-name="T72">ть</text:span><text:span text:style-name="T69"> різнокольоров</text:span><text:span text:style-name="T73">их</text:span><text:span text:style-name="T69"> тур так, щоб вони не били одна одну?</text:span></text:p>
          <text:p text:style-name="P5"/>
        </text:list-item>
        <text:list-item>
          <text:p text:style-name="P5">Скількома способами в множині A з <text:span text:style-name="T92">t</text:span> елементів можна вибрати дві підмножини, що не перетинаються?</text:p>
          <text:p text:style-name="P5"/>
        </text:list-item>
        <text:list-item>
          <text:p text:style-name="P31"><text:span text:style-name="T23">На одній прямій дано </text:span><text:span text:style-name="T33">p</text:span><text:span text:style-name="T23"> точок, а на іншій, паралельній першій, – </text:span><text:span text:style-name="T33">q</text:span><text:span text:style-name="T23"> точок. Скільки існує трикутників, вершинами яких є ці точки?</text:span></text:p>
          <text:p text:style-name="P17"/>
        </text:list-item>
        <text:list-item>
          <text:p text:style-name="P6">Визначити, скількома способами можна вибрати з натуральних чисел від 1 до 100 три натуральні числа так, щоб їх сума була парною.</text:p>
          <text:p text:style-name="P36"><text:soft-page-break/></text:p>
        </text:list-item>
        <text:list-item>
          <text:p text:style-name="P28"><text:span text:style-name="T69">Скільки є перестановок цифр 0, 1, 2, …, 9, у яких цифра </text:span><text:span text:style-name="T71">1</text:span><text:span text:style-name="T69"> займає </text:span><text:span text:style-name="T71">перше</text:span><text:span text:style-name="T69"> місце, а цифра </text:span><text:span text:style-name="T71">4</text:span><text:span text:style-name="T69"> – </text:span><text:span text:style-name="T71">четверте</text:span><text:span text:style-name="T69">?</text:span></text:p>
          <text:p text:style-name="P16"/>
        </text:list-item>
        <text:list-item>
          <text:p text:style-name="P5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5"/>
        </text:list-item>
        <text:list-item>
          <text:p text:style-name="P30"><text:span text:style-name="T23">Скількома способами з </text:span><text:span text:style-name="T33">9</text:span><text:span text:style-name="T23"> інженерів і 1</text:span><text:span text:style-name="T33">7</text:span><text:span text:style-name="T23"> робітників можна створити бригаду, яка складалася б із </text:span><text:span text:style-name="T27">4</text:span><text:span text:style-name="T23"> інженерів і </text:span><text:span text:style-name="T33">8</text:span><text:span text:style-name="T23"> робітників?</text:span></text:p>
          <text:p text:style-name="P5"/>
        </text:list-item>
        <text:list-item>
          <text:p text:style-name="P28"><text:span text:style-name="T69">Скількома способами можна вибрати з </text:span><text:span text:style-name="T70">q</text:span><text:span text:style-name="T69"> чоловік групу людей для роботи, якщо група має складатися не менше ніж із </text:span><text:span text:style-name="T70">r</text:span><text:span text:style-name="T69"> чоловік?</text:span></text:p>
          <text:p text:style-name="P5"/>
        </text:list-item>
        <text:list-item>
          <text:p text:style-name="P30"><text:span text:style-name="T23">Скількома способами можна переставити літери слова </text:span><text:span text:style-name="T22">кавоварка</text:span><text:span text:style-name="T23"> так, щоб голосні та приголосні чергувалися? </text:span></text:p>
          <text:p text:style-name="P16"/>
        </text:list-item>
        <text:list-item>
          <text:p text:style-name="P30"><text:span text:style-name="T23">Визначити, скількома способами можна переставити літери слова </text:span><text:span text:style-name="T22">абракадабра</text:span><text:span text:style-name="T23"> так, щоб приголосні йшли за абеткою.</text:span></text:p>
          <text:p text:style-name="P16"/>
        </text:list-item>
        <text:list-item>
          <text:p text:style-name="P5">У скількох перестановках літер a, a, a, a, b, b, b, c, c не зустрічається жодне з підслів aaaa, bbb, cc?</text:p>
          <text:p text:style-name="P5"/>
        </text:list-item>
        <text:list-item>
          <text:p text:style-name="P5">У скількох перестановках літер a, a, b, b, c, c жодна літера не збігається з літерою, що стоїть на такому самому місці у слові aabbcc?</text:p>
          <text:p text:style-name="P5"/>
        </text:list-item>
        <text:list-item>
          <text:p text:style-name="P30"><text:span text:style-name="T23">Знайти n, коли відомо, що у розкладанні (1 + x)</text:span><text:span text:style-name="T49">n</text:span><text:span text:style-name="T23"> коефіцієнти при x</text:span><text:span text:style-name="T49">4</text:span><text:span text:style-name="T23"> та x</text:span><text:span text:style-name="T49">10</text:span><text:span text:style-name="T23"> однакові.</text:span></text:p>
          <text:p text:style-name="P5"/>
        </text:list-item>
        <text:list-item>
          <text:p text:style-name="P30"><text:span text:style-name="T23">Розв'язати рівняння відносно натурального k </text:span><text:span text:style-name="T28">(скористатись означенням числа комбінацій через факторіал)</text:span><text:span text:style-name="T23">: </text:span></text:p>
          <text:p text:style-name="P5">C(k, 3) + C(k, 4) = 11C(k + 1, 2).</text:p>
          <text:p text:style-name="P5"/>
        </text:list-item>
        <text:list-item>
          <text:p text:style-name="P33">Довести, що</text:p>
          <text:p text:style-name="P30"><text:span text:style-name="T34">C(n, 1) + 14C(n, 2) + 36C(n, 3) + 24C(n, 4) = n</text:span><text:span text:style-name="T51">4</text:span><text:span text:style-name="T34">.</text:span></text:p>
          <text:p text:style-name="P34"/>
        </text:list-item>
        <text:list-item>
          <text:p text:style-name="P30"><text:span text:style-name="T23">Обчислити </text:span><text:span text:style-name="T30">суму</text:span><text:span text:style-name="T23">:</text:span></text:p>
          <text:p text:style-name="P30"><text:span text:style-name="T23">C</text:span><text:span text:style-name="T29">(</text:span><text:span text:style-name="T23">n, 1</text:span><text:span text:style-name="T29">)</text:span><text:span text:style-name="T50">2 </text:span><text:span text:style-name="T23">+ 2C</text:span><text:span text:style-name="T29">(</text:span><text:span text:style-name="T23">n, </text:span><text:span text:style-name="T31">2</text:span><text:span text:style-name="T29">)</text:span><text:span text:style-name="T50">2 </text:span><text:span text:style-name="T23">+ 3C</text:span><text:span text:style-name="T29">(</text:span><text:span text:style-name="T23">n, </text:span><text:span text:style-name="T31">3</text:span><text:span text:style-name="T29">)</text:span><text:span text:style-name="T50">2 </text:span><text:span text:style-name="T23">+ ... + nC</text:span><text:span text:style-name="T29">(</text:span><text:span text:style-name="T23">n, </text:span><text:span text:style-name="T31">n</text:span><text:span text:style-name="T29">)</text:span><text:span text:style-name="T50">2</text:span><text:span text:style-name="T31">.</text:span></text:p>
          <text:p text:style-name="P19"/>
        </text:list-item>
        <text:list-item>
          <text:p text:style-name="P8">Користуючись поліномною теоремою, обчислити </text:p>
          <text:p text:style-name="P30"><text:span text:style-name="T34">(</text:span><text:span text:style-name="T35">3</text:span><text:span text:style-name="T34">x + y + </text:span><text:span text:style-name="T35">2</text:span><text:span text:style-name="T34">z)</text:span><text:span text:style-name="T51">3</text:span><text:span text:style-name="T34">.</text:span></text:p>
          <text:p text:style-name="P8"/>
        </text:list-item>
        <text:list-item>
          <text:p text:style-name="P21"><text:span text:style-name="T62">Знайти коефіцієнт при x</text:span><text:span text:style-name="T75">k</text:span><text:span text:style-name="T62"> у розкладі полінома:</text:span></text:p>
          <text:p text:style-name="P30"><text:span text:style-name="T34">(1 + x</text:span><text:span text:style-name="T52">2</text:span><text:span text:style-name="T34"> - x</text:span><text:span text:style-name="T52">3</text:span><text:span text:style-name="T34">)</text:span><text:span text:style-name="T52">7</text:span><text:span text:style-name="T34">, k = 11;</text:span></text:p>
          <text:p text:style-name="P8"/>
        </text:list-item>
        <text:list-item>
          <text:p text:style-name="P21"><text:span text:style-name="T62">Скількома способами можна вибрати </text:span><text:span text:style-name="T63">5</text:span><text:span text:style-name="T62"> тістечок у кондитерській, де є </text:span><text:span text:style-name="T63">9</text:span><text:span text:style-name="T62"> різних сортів тістечок за умови, що серед кожних </text:span><text:span text:style-name="T66">5</text:span><text:span text:style-name="T62"> обраних буде щонайменше 2 тістечка певного фіксованого сорту?</text:span></text:p>
          <text:p text:style-name="P5"/>
        </text:list-item>
        <text:list-item>
          <text:p text:style-name="P21"><text:span text:style-name="T65">Пустелею рухається караван з </text:span><text:span text:style-name="T64">1</text:span><text:span text:style-name="T66">3</text:span><text:span text:style-name="T65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9"/>
        </text:list-item>
        <text:list-item>
          <text:p text:style-name="P9">Застосувати техніку твірних функцій для знаходження суми чисел </text:p>
          <text:p text:style-name="P30"><text:span text:style-name="T31">1</text:span><text:span text:style-name="T53">3</text:span><text:span text:style-name="T31"> +2</text:span><text:span text:style-name="T53">3</text:span><text:span text:style-name="T31"> +…+n</text:span><text:span text:style-name="T53">3</text:span><text:span text:style-name="T31">.</text:span></text:p>
          <text:p text:style-name="P9"/>
        </text:list-item>
        <text:list-item>
          <text:p text:style-name="P9"><text:soft-page-break/>Чи знайдеться серед перших 100 000 001 чисел ряду Фібоначчі число, що закінчується чотирма нулями?</text:p>
          <text:p text:style-name="P20"/>
        </text:list-item>
        <text:list-item>
          <text:p text:style-name="P42"><text:span text:style-name="T36">Визначити кількість розв’язків нерівності </text:span><text:span text:style-name="T41">x</text:span><text:span text:style-name="T42">1 </text:span><text:span text:style-name="T36">+ </text:span><text:span text:style-name="T41">x</text:span><text:span text:style-name="T42">2 </text:span><text:span text:style-name="T36">+ </text:span><text:span text:style-name="T41">x</text:span><text:span text:style-name="T42">3</text:span><text:span text:style-name="T36"> + </text:span><text:span text:style-name="T41">x</text:span><text:span text:style-name="T43">4</text:span><text:span text:style-name="T42"> </text:span><text:span text:style-name="T36">≤ 1</text:span><text:span text:style-name="T37">5</text:span><text:span text:style-name="T36"> у цілих невід’ємних числах.</text:span></text:p>
          <text:p text:style-name="P37"/>
        </text:list-item>
        <text:list-item>
          <text:p text:style-name="P43"><text:span text:style-name="T68">Знайти член розкладу (</text:span><text:span text:style-name="T74">x</text:span><text:span text:style-name="T76">2</text:span><text:span text:style-name="T68"> + </text:span><text:span text:style-name="T74">x</text:span><text:span text:style-name="T76">–3</text:span><text:span text:style-name="T68">)</text:span><text:span text:style-name="T76">25</text:span><text:span text:style-name="T68">, який не містить </text:span><text:span text:style-name="T74">x</text:span><text:span text:style-name="T68">.</text:span></text:p>
          <text:p text:style-name="P38"/>
        </text:list-item>
        <text:list-item>
          <text:p text:style-name="P44">Виберіть правильну рівність.</text:p>
          <text:p text:style-name="P43"><text:span text:style-name="T77"><text:s text:c="12"/>А</text:span><text:span text:style-name="T78">) </text:span><text:span text:style-name="T79">С</text:span><text:span text:style-name="T81">6</text:span><text:span text:style-name="T82">0</text:span><text:span text:style-name="T78"> </text:span><text:span text:style-name="T79">= С</text:span><text:span text:style-name="T81">6</text:span><text:span text:style-name="T82">6</text:span><text:span text:style-name="T78">; </text:span><text:span text:style-name="T77">Б</text:span><text:span text:style-name="T78">) </text:span><text:span text:style-name="T79">А</text:span><text:span text:style-name="T81">5</text:span><text:span text:style-name="T82">1</text:span><text:span text:style-name="T78"> </text:span><text:span text:style-name="T79">= А</text:span><text:span text:style-name="T81">5</text:span><text:span text:style-name="T83">5</text:span><text:span text:style-name="T78">; </text:span><text:span text:style-name="T77">В</text:span><text:span text:style-name="T78">) </text:span><text:span text:style-name="T79">С</text:span><text:span text:style-name="T81">6</text:span><text:span text:style-name="T82">1</text:span><text:span text:style-name="T78"> </text:span><text:span text:style-name="T79">= С</text:span><text:span text:style-name="T81">6</text:span><text:span text:style-name="T82">5</text:span><text:span text:style-name="T78">; </text:span><text:span text:style-name="T77">Г</text:span><text:span text:style-name="T80">) </text:span><text:span text:style-name="T79">А</text:span><text:span text:style-name="T81">5</text:span><text:span text:style-name="T82">2</text:span><text:span text:style-name="T78"> </text:span><text:span text:style-name="T79">= А</text:span><text:span text:style-name="T81">5</text:span><text:span text:style-name="T82">3</text:span><text:span text:style-name="T78">; </text:span><text:span text:style-name="T77">Д</text:span><text:span text:style-name="T78">) </text:span><text:span text:style-name="T79">С</text:span><text:span text:style-name="T81">6</text:span><text:span text:style-name="T82">1</text:span><text:span text:style-name="T78"> </text:span><text:span text:style-name="T79">= С</text:span><text:span text:style-name="T81">6</text:span><text:span text:style-name="T82">6</text:span><text:span text:style-name="T78">; </text:span><text:span text:style-name="T77">Е</text:span><text:span text:style-name="T78">) </text:span><text:span text:style-name="T79">А</text:span><text:span text:style-name="T81">5</text:span><text:span text:style-name="T82">0</text:span><text:span text:style-name="T78"> </text:span><text:span text:style-name="T79">= А</text:span><text:span text:style-name="T81">5</text:span><text:span text:style-name="T82">5</text:span><text:span text:style-name="T78">; </text:span></text:p>
          <text:p text:style-name="P45"/>
        </text:list-item>
        <text:list-item>
          <text:p text:style-name="P39">Знайти розв’язок рекурентного співвідношення: </text:p>
          <text:p text:style-name="P46"><text:span text:style-name="T4"><text:s text:c="13"/>a</text:span><text:span text:style-name="T47">n+2</text:span><text:span text:style-name="T56"> </text:span><text:span text:style-name="T3">= –12·</text:span><text:span text:style-name="T4">a</text:span><text:span text:style-name="T47">n+1</text:span><text:span text:style-name="T56"> </text:span><text:span text:style-name="T3">– 36·</text:span><text:span text:style-name="T4">a</text:span><text:span text:style-name="T47">n</text:span><text:span text:style-name="T55"> </text:span><text:span text:style-name="T3">+ 648·3</text:span><text:span text:style-name="T54">n</text:span><text:span text:style-name="T3">, </text:span><text:span text:style-name="T4">a</text:span><text:span text:style-name="T46">0</text:span><text:span text:style-name="T56"> </text:span><text:span text:style-name="T3">= 13, </text:span><text:span text:style-name="T4">a</text:span><text:span text:style-name="T46">1</text:span><text:span text:style-name="T56"> </text:span><text:span text:style-name="T3">=</text:span><text:span text:style-name="T5"> </text:span><text:span text:style-name="T3">6.</text:span></text:p>
          <text:p text:style-name="P39"/>
        </text:list-item>
        <text:list-item>
          <text:p text:style-name="P40">Методом твірних функцій знайти розв’язок рекурентного співвідношення: </text:p>
          <text:p text:style-name="P47"><text:span text:style-name="T7"><text:s text:c="12"/>a</text:span><text:span text:style-name="T48">n</text:span><text:span text:style-name="T58"> </text:span><text:span text:style-name="T7">= </text:span><text:span text:style-name="T8">2</text:span><text:span text:style-name="T7">·a</text:span><text:span text:style-name="T48">n-1</text:span><text:span text:style-name="T58"> </text:span><text:span text:style-name="T7">– </text:span><text:span text:style-name="T8">3</text:span><text:span text:style-name="T10">,</text:span><text:span text:style-name="T7"> </text:span><text:span text:style-name="T9">при</text:span><text:span text:style-name="T6"> </text:span><text:span text:style-name="T10">n</text:span><text:span text:style-name="T6">&gt;</text:span><text:span text:style-name="T8">0</text:span><text:span text:style-name="T9">, </text:span><text:span text:style-name="T7">a</text:span><text:span text:style-name="T48">0</text:span><text:span text:style-name="T57"> </text:span><text:span text:style-name="T7">= </text:span><text:span text:style-name="T8">4</text:span><text:span text:style-name="T10">.</text:span></text:p>
          <text:p text:style-name="P41"/>
        </text:list-item>
        <text:list-item>
          <text:p text:style-name="P3"><text:span text:style-name="T59">Нехай A – скінченна множина, a – елемент, а B – підмножина множини A. Яких підмножин множини A більше: тих, що містять елемент a, чи тих, що не містять елемента a</text:span><text:span text:style-name="T23">.</text:span></text:p>
          <text:p text:style-name="P11"/>
        </text:list-item>
        <text:list-item>
          <text:p text:style-name="P23"><text:span text:style-name="T38">Скільки діагоналей має опуклий </text:span><text:span text:style-name="T40">q</text:span><text:span text:style-name="T38">-кутник? Скільки </text:span><text:span text:style-name="T39">існує </text:span><text:span text:style-name="T38">точок перетину </text:span><text:span text:style-name="T39">таких</text:span><text:span text:style-name="T38"> </text:span><text:span text:style-name="T39">діагоналей</text:span><text:span text:style-name="T38">, якщо ніякі 3 діагоналі не перетинаються в одній точці?</text:span></text:p>
          <text:p text:style-name="P11"/>
        </text:list-item>
        <text:list-item>
          <text:p text:style-name="P24"><text:span text:style-name="T14">У ліфт </text:span><text:span text:style-name="T15">1</text:span><text:span text:style-name="T21">4</text:span><text:span text:style-name="T14">-поверхового будинку на першому поверсі зайшло </text:span><text:span text:style-name="T21">9</text:span><text:span text:style-name="T14"> чоловік. Скількома способами вони можуть вийти з ліфта?</text:span></text:p>
          <text:p text:style-name="P11"/>
        </text:list-item>
        <text:list-item>
          <text:p text:style-name="P24"><text:span text:style-name="T14">На полиці </text:span><text:span text:style-name="T21">d</text:span><text:span text:style-name="T14"> книг. Скільки існує способів обрати </text:span><text:span text:style-name="T21">f</text:span><text:span text:style-name="T16"> </text:span><text:span text:style-name="T14">книг, щоб ніякі дві книги не брати поруч?</text:span></text:p>
          <text:p text:style-name="P11"/>
        </text:list-item>
        <text:list-item>
          <text:p text:style-name="P24"><text:span text:style-name="T88">За круглим столом короля Артура сидять </text:span><text:span text:style-name="T90">k</text:span><text:span text:style-name="T88"> лицарів. Кожен ворогує зі своїми сусідами. Потрібно обрати </text:span><text:span text:style-name="T90">n</text:span><text:span text:style-name="T88"> лицарів, щоб визволити принцесу. Скільки існує способів обрання лицарів, щоб серед обраних лицарів не було воро</text:span><text:span text:style-name="T89">г</text:span><text:span text:style-name="T88">ів?</text:span></text:p>
          <text:p text:style-name="P27"/>
        </text:list-item>
        <text:list-item>
          <text:p text:style-name="P29"><text:span text:style-name="T11">Ліфт, у якому знаходяться </text:span><text:span text:style-name="T13">9</text:span><text:span text:style-name="T11"> пасажирів, може зупинятись на 1</text:span><text:span text:style-name="T12">4</text:span><text:span text:style-name="T11"> поверхах. Пасажири виходять групами по двоє, троє і четверо чоловік. Скількома способами це може відбуватись?</text:span></text:p>
          <text:p text:style-name="P14"/>
        </text:list-item>
        <text:list-item>
          <text:p text:style-name="P4"><text:span text:style-name="T85">Скількома способами можна розставити </text:span><text:span text:style-name="T86">6</text:span><text:span text:style-name="T85"> томів зібрання творів І.Я. Франко так, щоб </text:span><text:span text:style-name="T87"><text:s/>четвертий </text:span><text:span text:style-name="T84">і п’ятий </text:span><text:span text:style-name="T85">томи не стояли поруч?</text:span></text:p>
          <text:p text:style-name="P13"/>
        </text:list-item>
        <text:list-item>
          <text:p text:style-name="P26"><text:span text:style-name="T17">Прапор складається з 1</text:span><text:span text:style-name="T21">5</text:span><text:span text:style-name="T17"> горизонтальних смуг </text:span><text:span text:style-name="T18">4 різних</text:span><text:span text:style-name="T17"> кольорів, причому довільні дві сусідні смуги повинні мати різні кольори. Скільк</text:span><text:span text:style-name="T18">и</text:span><text:span text:style-name="T17"> </text:span><text:span text:style-name="T18">існує різних прапорів з такими властивостями</text:span><text:span text:style-name="T17">?</text:span></text:p>
          <text:p text:style-name="P12"/>
        </text:list-item>
        <text:list-item>
          <text:p text:style-name="P25"><text:span text:style-name="T14">В скрині </text:span><text:span text:style-name="T21">9</text:span><text:span text:style-name="T14"> чорних, 1</text:span><text:span text:style-name="T21">2</text:span><text:span text:style-name="T14"> білих, 1</text:span><text:span text:style-name="T21">6</text:span><text:span text:style-name="T14"> червоних, 1</text:span><text:span text:style-name="T21">5</text:span><text:span text:style-name="T14"> зелених куль. Яку найменшу кількість куль треба узяти, щоб серед них </text:span><text:span text:style-name="T19">(обов’язково) </text:span><text:span text:style-name="T14">було 1</text:span><text:span text:style-name="T21">3</text:span><text:span text:style-name="T14"> куль одного кольору?</text:span></text:p>
          <text:p text:style-name="P12"/>
        </text:list-item>
        <text:list-item>
          <text:p text:style-name="P25"><text:span text:style-name="T14">Скільки існує різних способів роздати </text:span><text:span text:style-name="T21">g</text:span><text:span text:style-name="T45">3</text:span><text:span text:style-name="T14"> троянд, </text:span><text:span text:style-name="T21">g</text:span><text:span text:style-name="T44">2</text:span><text:span text:style-name="T14"> гвоздик, </text:span><text:span text:style-name="T21">g</text:span><text:span text:style-name="T45">1</text:span><text:span text:style-name="T14"> волошок </text:span><text:span text:style-name="T21">r</text:span><text:span text:style-name="T14"> дівчатам?</text:span></text:p>
          <text:p text:style-name="P12"/>
        </text:list-item>
        <text:list-item>
          <text:p text:style-name="P32"><text:span text:style-name="T14">Компанiя, </text:span><text:span text:style-name="T20">що</text:span><text:span text:style-name="T14"> складається з 10 подружнiх пар, розбивається на 5 груп по 4 людини для прогулянки на човнах. </text:span>Скiлькома способами можна розбити компанію так, щоб в одному човнi були 2 чоловiкiв та 2 жiнок? </text:p>
          <text:p text:style-name="P18"/>
        </text:list-item>
        <text:list-item>
          <text:p text:style-name="P15">Знайти суму 4-значних чисел, які можна отримати перестановкою цифр 1, 2, 3, 4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 fo:font-size="12pt" style:font-size-asian="12pt" style:font-size-complex="12pt"/>
    </style:style>
    <style:style style:name="ListLabel_20_370" style:display-name="ListLabel 37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9T21:15:23.055680744</dc:date>
    <meta:editing-cycles>52</meta:editing-cycles>
    <meta:editing-duration>PT14H31M16S</meta:editing-duration>
    <meta:generator>LibreOffice/6.4.7.2$Linux_X86_64 LibreOffice_project/40$Build-2</meta:generator>
    <meta:document-statistic meta:table-count="0" meta:image-count="0" meta:object-count="0" meta:page-count="3" meta:paragraph-count="75" meta:word-count="1093" meta:character-count="6622" meta:non-whitespace-character-count="5390"/>
  </office:meta>
</office:document-meta>
</file>